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4.386cm" fo:min-width="54.1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6.4cm" svg:height="66.4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4.1cm" svg:y1="71.4cm" svg:x2="61.4cm" svg:y2="71.4cm">
          <text:p/>
        </draw:line>
        <draw:frame draw:style-name="gr3" draw:text-style-name="P3" draw:layer="layout" svg:width="16cm" svg:height="6.5cm" svg:x="6.494cm" svg:y="60.374cm">
          <draw:text-box>
            <text:p><text:span text:style-name="T1">178 cm</text:span></text:p>
          </draw:text-box>
        </draw:frame>
        <draw:frame draw:style-name="gr3" draw:text-style-name="P3" draw:layer="layout" svg:width="16cm" svg:height="6.5cm" svg:x="26.5cm" svg:y="0.25cm">
          <draw:text-box>
            <text:p><text:span text:style-name="T1">564 cm</text:span></text:p>
          </draw:text-box>
        </draw:frame>
        <draw:frame draw:style-name="gr3" draw:text-style-name="P3" draw:layer="layout" svg:width="16cm" svg:height="6.5cm" svg:x="47.5cm" svg:y="73.25cm">
          <draw:text-box>
            <text:p><text:span text:style-name="T1">173 cm</text:span></text:p>
          </draw:text-box>
        </draw:frame>
        <draw:line draw:style-name="gr2" draw:text-style-name="P2" draw:layer="layout" svg:x1="5cm" svg:y1="71.4cm" svg:x2="5cm" svg:y2="53.6cm">
          <text:p/>
        </draw:line>
        <draw:frame draw:style-name="gr3" draw:text-style-name="P3" draw:layer="layout" svg:width="16cm" svg:height="6.5cm" svg:x="63.248cm" svg:y="35.252cm">
          <draw:text-box>
            <text:p><text:span text:style-name="T1">664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32.75cm" svg:height="30.11cm" svg:x="19.5cm" svg:y="24.25cm">
          <draw:text-box>
            <text:p text:style-name="P6"><text:span text:style-name="T3">564 x</text:span></text:p>
            <text:p text:style-name="P6"><text:span text:style-name="T3">664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9:32.124000000</dc:date>
    <meta:editing-duration>PT1H43S</meta:editing-duration>
    <meta:editing-cycles>36</meta:editing-cycles>
    <meta:generator>LibreOffice/7.0.4.2$Windows_X86_64 LibreOffice_project/dcf040e67528d9187c66b2379df5ea4407429775</meta:generator>
    <meta:document-statistic meta:object-count="9"/>
  </office:meta>
</office:document-meta>
</file>